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size="16pt" style:font-size-asian="16pt" style:font-size-complex="16pt"/>
    </style:style>
    <style:style style:name="P2" style:parent-style-name="Standaard" style:family="paragraph">
      <style:paragraph-properties fo:text-align="center"/>
      <style:text-properties fo:font-size="16pt" style:font-size-asian="16pt" style:font-size-complex="16pt"/>
    </style:style>
    <style:style style:name="P3" style:parent-style-name="Standaard" style:family="paragraph">
      <style:paragraph-properties fo:text-align="center"/>
      <style:text-properties fo:font-size="16pt" style:font-size-asian="16pt" style:font-size-complex="16pt"/>
    </style:style>
    <style:style style:name="P4" style:parent-style-name="Standaard" style:family="paragraph">
      <style:paragraph-properties fo:text-align="center"/>
      <style:text-properties fo:font-size="16pt" style:font-size-asian="16pt" style:font-size-complex="16pt"/>
    </style:style>
    <style:style style:name="P5" style:parent-style-name="Standaard" style:family="paragraph">
      <style:paragraph-properties fo:text-align="center"/>
    </style:style>
    <style:style style:name="T6" style:parent-style-name="Standaardalinea-lettertype" style:family="text">
      <style:text-properties fo:font-size="16pt" style:font-size-asian="16pt" style:font-size-complex="16pt"/>
    </style:style>
  </office:automatic-styles>
  <office:body>
    <office:text text:use-soft-page-breaks="true">
      <text:p text:style-name="P1">Hello you</text:p>
      <text:p text:style-name="P2">Ik ben Daan en ik ben nieuw op het Mediacollege Amsterdam. Als een nieuwkomer op deze school is het erg raar om ineens (vooral na zo een lange vakantie) zo vroeg op te moeten staan, en daarna snel op tijd komen voor de<text:s/>trein. Daarnaast is het erg vreemd om ineens een hele nieuwe klas en nieuwe docenten te hebben.</text:p>
      <text:p text:style-name="P3">Mijn ouders verwacht niet al te veel van mij behalve dan dat ik de opleiding goed afsluit met goede cijfers.</text:p>
      <text:p text:style-name="P4">De enige talen die ik spreek/goed begrijp zijn Nederlands en Engels, en computer taal begrijp ik nog niet heel goed maar daar probeer ik zoveel mogelijk verandering in te maken.</text:p>
      <text:p text:style-name="P5"><text:span text:style-name="T6">Wat ik verwacht van mijn toekomst is dat ik weet hoe ik dingen kan coderen en daarmee goede websites kan mak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iedij@outlook.com</meta:initial-creator>
    <dc:creator>dariedij@outlook.com</dc:creator>
    <meta:creation-date>2020-10-04T19:05:00Z</meta:creation-date>
    <dc:date>2020-10-04T19:05:00Z</dc:date>
    <meta:template xlink:href="Normal" xlink:type="simple"/>
    <meta:editing-cycles>2</meta:editing-cycles>
    <meta:editing-duration>PT0S</meta:editing-duration>
    <meta:document-statistic meta:page-count="1" meta:paragraph-count="1" meta:word-count="111" meta:character-count="723" meta:row-count="5" meta:non-whitespace-character-count="613"/>
  </office:meta>
</office:document-meta>
</file>